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b104" officeooo:paragraph-rsid="0013b10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b104" officeooo:paragraph-rsid="0013b10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b104" officeooo:paragraph-rsid="0013b10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3b104" officeooo:paragraph-rsid="0013b104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3b104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3b104"/>
    </style:style>
    <style:style style:name="P7" style:family="paragraph" style:parent-style-name="Standard" style:list-style-name="L3">
      <style:paragraph-properties fo:text-align="start" style:justify-single-word="false"/>
      <style:text-properties officeooo:paragraph-rsid="0013b104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13b104"/>
    </style:style>
    <style:style style:name="P9" style:family="paragraph" style:parent-style-name="Standard" style:list-style-name="L5">
      <style:paragraph-properties fo:text-align="start" style:justify-single-word="false"/>
      <style:text-properties officeooo:paragraph-rsid="0013b104"/>
    </style:style>
    <style:style style:name="P10" style:family="paragraph" style:parent-style-name="Standard" style:list-style-name="L6">
      <style:paragraph-properties fo:text-align="start" style:justify-single-word="false"/>
      <style:text-properties officeooo:paragraph-rsid="0013b104"/>
    </style:style>
    <style:style style:name="P11" style:family="paragraph" style:parent-style-name="Standard" style:list-style-name="L7">
      <style:paragraph-properties fo:text-align="start" style:justify-single-word="false"/>
      <style:text-properties officeooo:paragraph-rsid="0013b104"/>
    </style:style>
    <style:style style:name="P12" style:family="paragraph" style:parent-style-name="Standard" style:list-style-name="L8">
      <style:paragraph-properties fo:text-align="start" style:justify-single-word="false"/>
      <style:text-properties officeooo:paragraph-rsid="0013b104"/>
    </style:style>
    <style:style style:name="P13" style:family="paragraph" style:parent-style-name="Standard" style:list-style-name="L9">
      <style:paragraph-properties fo:text-align="start" style:justify-single-word="false"/>
      <style:text-properties officeooo:paragraph-rsid="0013b104"/>
    </style:style>
    <style:style style:name="P14" style:family="paragraph" style:parent-style-name="Standard" style:list-style-name="L10">
      <style:paragraph-properties fo:text-align="start" style:justify-single-word="false"/>
      <style:text-properties officeooo:paragraph-rsid="00157128"/>
    </style:style>
    <style:style style:name="P15" style:family="paragraph" style:parent-style-name="Standard">
      <style:paragraph-properties fo:text-align="start" style:justify-single-word="false"/>
      <style:text-properties officeooo:paragraph-rsid="00157128"/>
    </style:style>
    <style:style style:name="P16" style:family="paragraph" style:parent-style-name="Standard">
      <style:paragraph-properties fo:text-align="start" style:justify-single-word="false"/>
      <style:text-properties officeooo:paragraph-rsid="0013b104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13b104" officeooo:paragraph-rsid="0013b10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b104" officeooo:paragraph-rsid="0013b104" style:font-size-asian="12pt" style:font-weight-asian="normal" style:font-size-complex="12pt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fo:font-size="12pt" style:text-underline-style="none" fo:font-weight="normal" officeooo:rsid="0013b104" officeooo:paragraph-rsid="0015712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7128" officeooo:paragraph-rsid="0015712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paragraph-rsid="0013b104" style:font-size-asian="12.25pt" style:font-weight-asian="normal" style:font-size-complex="14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4pt" fo:font-weight="normal" officeooo:paragraph-rsid="001a21c4" style:font-size-asian="12.25pt" style:font-weight-asian="normal" style:font-size-complex="14pt" style:font-weight-complex="normal"/>
    </style:style>
    <style:style style:name="T1" style:family="text">
      <style:text-properties fo:font-size="12pt" style:text-underline-style="none" fo:font-weight="normal" officeooo:rsid="0013b104" style:font-size-asian="12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57128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87c4e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bold" officeooo:rsid="0013b104" style:font-size-asian="12pt" style:font-weight-asian="bold" style:font-size-complex="12pt" style:font-weight-complex="bold"/>
    </style:style>
    <style:style style:name="T5" style:family="text">
      <style:text-properties fo:font-size="12pt" style:text-underline-style="none" fo:font-weight="bold" officeooo:rsid="00157128" style:font-size-asian="12pt" style:font-weight-asian="bold" style:font-size-complex="12pt" style:font-weight-complex="bold"/>
    </style:style>
    <style:style style:name="T6" style:family="text">
      <style:text-properties fo:font-size="12pt" style:text-underline-style="none" fo:font-weight="bold" officeooo:rsid="001a1378" style:font-size-asian="12pt" style:font-weight-asian="bold" style:font-size-complex="12pt" style:font-weight-complex="bold"/>
    </style:style>
    <style:style style:name="T7" style:family="text">
      <style:text-properties fo:font-size="12pt" style:text-underline-style="none" officeooo:rsid="0013b104" style:font-size-asian="12pt" style:font-size-complex="12pt"/>
    </style:style>
    <style:style style:name="T8" style:family="text">
      <style:text-properties fo:font-size="12pt" style:text-underline-style="none" officeooo:rsid="00187c4e" style:font-size-asian="12pt" style:font-size-complex="12pt"/>
    </style:style>
    <style:style style:name="T9" style:family="text">
      <style:text-properties fo:font-size="12pt" style:text-underline-style="none" officeooo:rsid="001a21c4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157128" style:font-size-asian="14pt" style:font-size-complex="14pt"/>
    </style:style>
    <style:style style:name="T12" style:family="text">
      <style:text-properties fo:font-size="14pt" officeooo:rsid="0015db24" style:font-size-asian="14pt" style:font-size-complex="14pt"/>
    </style:style>
    <style:style style:name="T13" style:family="text">
      <style:text-properties style:text-underline-style="none" officeooo:rsid="0013b104"/>
    </style:style>
    <style:style style:name="T14" style:family="text">
      <style:text-properties style:text-underline-style="none" officeooo:rsid="001a13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Doc</text:p>
      <text:p text:style-name="P1"/>
      <text:p text:style-name="P4">Camions :</text:p>
      <text:p text:style-name="P4"/>
      <text:p text:style-name="P2">- <text:span text:style-name="T10">Afficher tous les camions</text:span> :</text:p>
      <text:list xml:id="list3541987465" text:style-name="L1">
        <text:list-item>
          <text:p text:style-name="P5"><text:span text:style-name="T1">https://nassim-k.fr/api/camions/lire.php : </text:span><text:span text:style-name="T4">GET</text:span></text:p>
          <text:p text:style-name="P17"/>
        </text:list-item>
      </text:list>
      <text:p text:style-name="P2"/>
      <text:p text:style-name="P2">- <text:span text:style-name="T10">Créer un camion</text:span> :</text:p>
      <text:list xml:id="list4262206897" text:style-name="L2">
        <text:list-item>
          <text:p text:style-name="P6"><text:span text:style-name="T1">https://nassim-k.fr/api/camions/creer.php : </text:span><text:span text:style-name="T4">POST</text:span><text:span text:style-name="T1"> avec comme payload :</text:span></text:p>
        </text:list-item>
      </text:list>
      <text:p text:style-name="P2">{</text:p>
      <text:p text:style-name="P2"><text:s text:c="4"/>"positionX_camion":"6",</text:p>
      <text:p text:style-name="P2"><text:s text:c="4"/>"positionY_camion":"10",</text:p>
      <text:p text:style-name="P2"><text:s text:c="4"/>"immatriculation":"909-BRR",</text:p>
      <text:p text:style-name="P2"><text:s text:c="4"/>"capacite":"13",</text:p>
      <text:p text:style-name="P2"><text:s text:c="4"/>"nom_caserne":"caserne de bron"</text:p>
      <text:p text:style-name="P2">}</text:p>
      <text:p text:style-name="P2"/>
      <text:p text:style-name="P2"/>
      <text:p text:style-name="P2">- <text:span text:style-name="T10">Assigner un camion :</text:span></text:p>
      <text:list xml:id="list1388109255" text:style-name="L3">
        <text:list-item>
          <text:p text:style-name="P7"><text:span text:style-name="T1">https://nassim-k.fr/api/camions/assigner_camion.php : </text:span><text:span text:style-name="T4">POST</text:span><text:span text:style-name="T1"> avec comme payload :</text:span></text:p>
        </text:list-item>
      </text:list>
      <text:p text:style-name="P2">{</text:p>
      <text:p text:style-name="P2"><text:s text:c="4"/>"immatriculation":"909-BRR",</text:p>
      <text:p text:style-name="P2"><text:s text:c="4"/>"positionX_feu":"14",</text:p>
      <text:p text:style-name="P2"><text:s text:c="4"/>"positionY_feu":"9"</text:p>
      <text:p text:style-name="P2">}</text:p>
      <text:p text:style-name="P2"/>
      <text:p text:style-name="P2"/>
      <text:p text:style-name="P20">- Modifier la position d’un camion :</text:p>
      <text:list xml:id="list524550267" text:style-name="L10">
        <text:list-item>
          <text:p text:style-name="P14"><text:span text:style-name="T1">https://nassim-k.fr/api/camions/modifier_position.php : </text:span><text:span text:style-name="T4">P</text:span><text:span text:style-name="T5">U</text:span><text:span text:style-name="T4">T</text:span><text:span text:style-name="T1"> avec comme payload :</text:span></text:p>
        </text:list-item>
      </text:list>
      <text:p text:style-name="P15"><text:span text:style-name="T1">{</text:span></text:p>
      <text:p text:style-name="P15"><text:span text:style-name="T1"><text:s text:c="4"/>"id_camion":"3",</text:span></text:p>
      <text:p text:style-name="P15"><text:span text:style-name="T1"><text:s text:c="4"/>"posX":"33",</text:span></text:p>
      <text:p text:style-name="P15"><text:span text:style-name="T1"><text:s text:c="4"/>"posY":"44"</text:span></text:p>
      <text:p text:style-name="P15"><text:span text:style-name="T1">}</text:span></text:p>
      <text:p text:style-name="P15"><text:span text:style-name="T1"/></text:p>
      <text:p text:style-name="P15"><text:span text:style-name="T1"/></text:p>
      <text:p text:style-name="P15"><text:span text:style-name="T1">- </text:span><text:span text:style-name="T2">Modifier l’ID feu d’un camion :</text:span></text:p>
      <text:list xml:id="list94350876484443" text:continue-numbering="true" text:style-name="L10">
        <text:list-item>
          <text:p text:style-name="P14"><text:span text:style-name="T1">https://nassim-k.fr/api/camions/modifier_id_feu.php : </text:span><text:span text:style-name="T4">P</text:span><text:span text:style-name="T5">U</text:span><text:span text:style-name="T4">T</text:span><text:span text:style-name="T1"> avec comme payload :</text:span></text:p>
        </text:list-item>
      </text:list>
      <text:p text:style-name="P15"><text:span text:style-name="T1">{</text:span></text:p>
      <text:p text:style-name="P15"><text:span text:style-name="T1"><text:s text:c="4"/>"id_camion":"3",</text:span></text:p>
      <text:p text:style-name="P15"><text:span text:style-name="T1"><text:s text:c="4"/>"id_feu":"2"</text:span></text:p>
      <text:p text:style-name="P15"><text:span text:style-name="T1">}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2"/>
      <text:p text:style-name="P2"/>
      <text:p text:style-name="P2"/>
      <text:p text:style-name="P2"/>
      <text:p text:style-name="P4"><text:soft-page-break/>Feux:</text:p>
      <text:p text:style-name="P4"/>
      <text:p text:style-name="P3">- Créer un feu:</text:p>
      <text:list xml:id="list3014482114" text:style-name="L4">
        <text:list-item>
          <text:p text:style-name="P8"><text:span text:style-name="T1">https://nassim-k.fr/api/feux/creer.php : </text:span><text:span text:style-name="T4">POST</text:span><text:span text:style-name="T1"> avec comme payload :</text:span></text:p>
        </text:list-item>
      </text:list>
      <text:p text:style-name="P2">{</text:p>
      <text:p text:style-name="P2"><text:s text:c="4"/>"intensite":"90",</text:p>
      <text:p text:style-name="P2"><text:s text:c="4"/>"date_debut":"2021-01-16",</text:p>
      <text:p text:style-name="P2"><text:s text:c="4"/>"posX":"14",</text:p>
      <text:p text:style-name="P2"><text:s text:c="4"/>"posY":"9"</text:p>
      <text:p text:style-name="P2">}</text:p>
      <text:p text:style-name="P2"/>
      <text:p text:style-name="P2"/>
      <text:p text:style-name="P2">- <text:span text:style-name="T10">Éteindre un f</text:span><text:span text:style-name="T11">e</text:span><text:span text:style-name="T12">u</text:span><text:span text:style-name="T10"> :</text:span></text:p>
      <text:list xml:id="list2724755835" text:style-name="L5">
        <text:list-item>
          <text:p text:style-name="P9"><text:span text:style-name="T1">https://nassim-k.fr/api/feux/fin.php : </text:span><text:span text:style-name="T4">POST</text:span><text:span text:style-name="T1"> avec comme payload :</text:span></text:p>
        </text:list-item>
      </text:list>
      <text:p text:style-name="P2">{</text:p>
      <text:p text:style-name="P2"><text:s text:c="4"/>"id_feu":"20"</text:p>
      <text:p text:style-name="P2">}</text:p>
      <text:p text:style-name="P2"/>
      <text:p text:style-name="P2"/>
      <text:p text:style-name="P3">- Modifier l’intensité d’un feu :</text:p>
      <text:list xml:id="list404728412" text:style-name="L6">
        <text:list-item>
          <text:p text:style-name="P10"><text:span text:style-name="T3">https://</text:span><text:span text:style-name="T1">nassim-k.fr/api/feux/modifier_intensite.php : </text:span><text:span text:style-name="T4">PUT</text:span><text:span text:style-name="T1"> avec comme payload :</text:span></text:p>
        </text:list-item>
      </text:list>
      <text:p text:style-name="P2">{</text:p>
      <text:p text:style-name="P2"><text:s text:c="4"/>"id_feu":"20",</text:p>
      <text:p text:style-name="P2"><text:s text:c="4"/>"intensite":"33"</text:p>
      <text:p text:style-name="P2">}</text:p>
      <text:p text:style-name="P2"/>
      <text:p text:style-name="P2"/>
      <text:p text:style-name="P3">- Afficher tous les feux :</text:p>
      <text:list xml:id="list1258955945" text:style-name="L7">
        <text:list-item>
          <text:p text:style-name="P11"><text:span text:style-name="T3">https://</text:span><text:span text:style-name="T1">nassim-k.fr/api/feux/lire.php : </text:span><text:span text:style-name="T4">GET</text:span></text:p>
        </text:list-item>
      </text:list>
      <text:p text:style-name="P16"><text:span text:style-name="T4"/></text:p>
      <text:p text:style-name="P16"><text:span text:style-name="T4"/></text:p>
      <text:p text:style-name="P21"><text:span text:style-name="T13">- </text:span><text:span text:style-name="T14">Afficher l’ID, la position X et Y des feux :</text:span></text:p>
      <text:list xml:id="list94350388277285" text:continue-numbering="true" text:style-name="L7">
        <text:list-item>
          <text:p text:style-name="P22"><text:span text:style-name="T8">https://</text:span><text:span text:style-name="T7">nassim-k.fr/api/feux/lire</text:span><text:span text:style-name="T9">2</text:span><text:span text:style-name="T7">.php : </text:span><text:span text:style-name="T4">GET</text:span></text:p>
        </text:list-item>
      </text:list>
      <text:p text:style-name="P2"/>
      <text:p text:style-name="P2"/>
      <text:p text:style-name="P2"/>
      <text:p text:style-name="P2"/>
      <text:p text:style-name="P4">Casernes:</text:p>
      <text:p text:style-name="P4"/>
      <text:p text:style-name="P3">- Afficher toutes les casernes :</text:p>
      <text:list xml:id="list713977606" text:style-name="L8">
        <text:list-item>
          <text:p text:style-name="P12"><text:span text:style-name="T1">nassim-k.fr/api/casernes/lire.php : </text:span><text:span text:style-name="T4">GET</text:span></text:p>
        </text:list-item>
      </text:list>
      <text:p text:style-name="P2"/>
      <text:p text:style-name="P3">- Créer une caserne :</text:p>
      <text:list xml:id="list3930328198" text:style-name="L9">
        <text:list-item>
          <text:p text:style-name="P13"><text:span text:style-name="T1">nassim-k.fr/api/casernes/creer.php : </text:span><text:span text:style-name="T4">POST</text:span><text:span text:style-name="T1"> avec comme payload :</text:span></text:p>
        </text:list-item>
      </text:list>
      <text:p text:style-name="P2">{</text:p>
      <text:p text:style-name="P2"><text:s text:c="4"/>"nom_caserne":"caserne de vaulx-en-velin",</text:p>
      <text:p text:style-name="P2"><text:s text:c="4"/>"posX":"30",</text:p>
      <text:p text:style-name="P2"><text:s text:c="4"/>"posY":"9"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5:57:13.631044141</meta:creation-date>
    <dc:date>2021-01-08T09:43:48.612107817</dc:date>
    <meta:editing-duration>PT16H37M4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68" meta:word-count="203" meta:character-count="1659" meta:non-whitespace-character-count="1444"/>
  </office:meta>
</office:document-meta>
</file>